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fb2" officeooo:paragraph-rsid="001ccf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ccfb2" officeooo:paragraph-rsid="001ccf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d8a1e" officeooo:paragraph-rsid="001d8a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font-weight="bold" officeooo:rsid="0018cd4d" officeooo:paragraph-rsid="0018cd4d" style:font-weight-asian="bold" style:font-weight-complex="bold"/>
    </style:style>
    <style:style style:name="P6" style:family="paragraph" style:parent-style-name="Standard">
      <style:text-properties fo:font-weight="bold" officeooo:rsid="0019f41b" officeooo:paragraph-rsid="0019f41b" style:font-weight-asian="bold" style:font-weight-complex="bold"/>
    </style:style>
    <style:style style:name="P7" style:family="paragraph" style:parent-style-name="Standard">
      <style:text-properties fo:font-weight="bold" officeooo:rsid="001ba51c" officeooo:paragraph-rsid="001ba51c" style:font-weight-asian="bold" style:font-weight-complex="bold"/>
    </style:style>
    <style:style style:name="P8" style:family="paragraph" style:parent-style-name="Standard">
      <style:text-properties fo:font-weight="normal" officeooo:rsid="0018cd4d" officeooo:paragraph-rsid="0018cd4d" style:font-weight-asian="normal" style:font-weight-complex="normal"/>
    </style:style>
    <style:style style:name="P9" style:family="paragraph" style:parent-style-name="Standard">
      <style:text-properties fo:font-weight="normal" officeooo:rsid="0019f41b" officeooo:paragraph-rsid="0019f41b" style:font-weight-asian="normal" style:font-weight-complex="normal"/>
    </style:style>
    <style:style style:name="P10" style:family="paragraph" style:parent-style-name="Standard">
      <style:text-properties fo:font-weight="normal" officeooo:rsid="001ba51c" officeooo:paragraph-rsid="001ba51c" style:font-weight-asian="normal" style:font-weight-complex="normal"/>
    </style:style>
    <style:style style:name="P11" style:family="paragraph" style:parent-style-name="Standard">
      <style:text-properties fo:font-weight="normal" officeooo:rsid="001ccfb2" officeooo:paragraph-rsid="001ccfb2" style:font-weight-asian="normal" style:font-weight-complex="normal"/>
    </style:style>
    <style:style style:name="T1" style:family="text">
      <style:text-properties officeooo:rsid="001ccf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ção à Inteligência Artificial</text:p>
      <text:p text:style-name="P5"/>
      <text:p text:style-name="P8">Existe dois tipos de inteligência artificial: a fraca e a forte. A IA fraca é capaz de automatizar/simular o comportamento inteligente. A IA forte (não é realidade) é aquela capaz de realmente ter uma consciência.</text:p>
      <text:p text:style-name="P8"/>
      <text:p text:style-name="P8">Como simular o comportamento inteligente? </text:p>
      <text:p text:style-name="P8">Para isso é necessário existir o conhecimento, a máquina utiliza o conhecimento para simular o comportamento inteligente. Porém, devemos considerar: O que é conhecimento? Como representa-lo em um computador?</text:p>
      <text:p text:style-name="P8"/>
      <text:p text:style-name="P6">Paradigmas de IA</text:p>
      <text:p text:style-name="P6"/>
      <text:p text:style-name="P9">Simbólica: Utiliza-se de metáfora linguistica. (Prolog).</text:p>
      <text:p text:style-name="P9">Conexionista: Utiliza-se de redes neurais artificiais para o modelo de IA</text:p>
      <text:p text:style-name="P9">Evolucionista: Utiliza-se de algoritmos genéticos, vida artificial.</text:p>
      <text:p text:style-name="P9">Estatístico: IA para estatística</text:p>
      <text:p text:style-name="P9"/>
      <text:p text:style-name="P7">Agentes</text:p>
      <text:p text:style-name="P7"/>
      <text:p text:style-name="P10">Tudo aquilo que recebe informações de um meio através de sensores (input) <text:s/>e realiza alguma ação em função disso através de hardware por exemplo (output). Os agentes desempenham funções específicas e é interessante medir o desempenho deles ao realizar esta tarefa. Agentes que realizam sua função corretamente são chamados de agentes racionais. O que é correto? Medimos isso através da medição de desempenho.</text:p>
      <text:p text:style-name="P10">Devemos ter cuidado ao escolher a medida de desempenho. Por exemplo, um aspirador de pó automático. Se escolhermos <text:span text:style-name="T1">como medida de desempenho a quantidade de pó que ele aspira, ele terá desempenho excelente no primeiro dia, limpando todo o pó, mas o desempenho irá cair depois, pois não há mais pó para limpar. Uma boa medida de desempenho pode ser o tempo que o ambiente fica limpo. Devemos tomar cuidado com medidas conflitantes, ou seja, que uma é oposta à outra.</text:span></text:p>
      <text:p text:style-name="P10"/>
      <text:p text:style-name="P11">Exercício: Verificar as situações para cada caso de agente</text:p>
      <text:p text:style-name="P11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">Agente</text:p>
          </table:table-cell>
          <table:table-cell table:style-name="Tabela1.A1" office:value-type="string">
            <text:p text:style-name="P1">Desempenho</text:p>
          </table:table-cell>
          <table:table-cell table:style-name="Tabela1.A1" office:value-type="string">
            <text:p text:style-name="P1">Ambiente</text:p>
          </table:table-cell>
          <table:table-cell table:style-name="Tabela1.A1" office:value-type="string">
            <text:p text:style-name="P1">Ações</text:p>
          </table:table-cell>
          <table:table-cell table:style-name="Tabela1.E1" office:value-type="string">
            <text:p text:style-name="P1">Sensores</text:p>
          </table:table-cell>
        </table:table-row>
        <table:table-row>
          <table:table-cell table:style-name="Tabela1.A2" office:value-type="string">
            <text:p text:style-name="P2">Motorista de taxi</text:p>
          </table:table-cell>
          <table:table-cell table:style-name="Tabela1.A2" office:value-type="string">
            <text:p text:style-name="P2">Viagem segura, rápida, dentro da lei, confortável, maximizar lucros</text:p>
          </table:table-cell>
          <table:table-cell table:style-name="Tabela1.A2" office:value-type="string">
            <text:p text:style-name="P2">Estradas, pedestres, clientes</text:p>
          </table:table-cell>
          <table:table-cell table:style-name="Tabela1.A2" office:value-type="string">
            <text:p text:style-name="P2">Direção, acelerador, freio, sinal, buzina</text:p>
          </table:table-cell>
          <table:table-cell table:style-name="Tabela1.E2" office:value-type="string">
            <text:p text:style-name="P2">Câmeras, sonar, velocímetro,</text:p>
            <text:p text:style-name="P2">GPS, hodômetro,</text:p>
            <text:p text:style-name="P2">aceletrômetro</text:p>
          </table:table-cell>
        </table:table-row>
        <table:table-row>
          <table:table-cell table:style-name="Tabela1.A2" office:value-type="string">
            <text:p text:style-name="P2">Sistema de diagnóstico médico</text:p>
          </table:table-cell>
          <table:table-cell table:style-name="Tabela1.A2" office:value-type="string">
            <text:p text:style-name="P4">Diagnósticos acertados</text:p>
          </table:table-cell>
          <table:table-cell table:style-name="Tabela1.A2" office:value-type="string">
            <text:p text:style-name="P4">Pacientes, médicos, enfermeiros</text:p>
          </table:table-cell>
          <table:table-cell table:style-name="Tabela1.A2" office:value-type="string">
            <text:p text:style-name="P4">Acusar doença, rejeitar doença</text:p>
          </table:table-cell>
          <table:table-cell table:style-name="Tabela1.E2" office:value-type="string">
            <text:p text:style-name="P4">Raio-x</text:p>
          </table:table-cell>
        </table:table-row>
        <table:table-row>
          <table:table-cell table:style-name="Tabela1.A2" office:value-type="string">
            <text:p text:style-name="P2">Sistema de análise de imagens de satélite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Robô de seleção de peças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Controlador de Refinaria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">Instrutor de Inglês interativo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22:48:08.741000000</dc:date>
    <meta:editing-duration>PT4M59S</meta:editing-duration>
    <meta:editing-cycles>2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34" meta:word-count="322" meta:character-count="2164" meta:non-whitespace-character-count="1874"/>
  </office:meta>
</office:document-meta>
</file>